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<text:span text:style-name="Strong_20_Emphasis">Las necesidades como filtro del pensamiento</text:span></text:p>
      <text:p text:style-name="Text_20_body">Las necesidades humanas no solo motivan nuestras acciones, también moldean nuestra manera de pensar y de percibir la realidad. No somos observadores imparciales del mundo: vemos lo que necesitamos ver, y muchas veces, lo que no necesitamos oír, simplemente no lo escuchamos.</text:p>
      <text:p text:style-name="Text_20_body">Estas necesidades pueden dividirse en dos grandes categorías: las físicas y las espirituales o emocionales. Las necesidades físicas —como alimentarse, descansar o protegerse del peligro— son inmediatas y evidentes. Pero las necesidades más profundas y menos visibles, como sentirnos valorados, conservar la esperanza, sostener una visión coherente de nosotros mismos, o creer que nuestra vida tiene un propósito, también tienen un peso inmenso sobre nuestro pensamiento.</text:p>
      <text:p text:style-name="Text_20_body">Dependiendo de qué necesidades estén más activas o insatisfechas, cambia nuestro foco de atención. Así, no todos se interesan por los mismos temas ni prestan atención a las mismas preguntas. Para alguien que necesita sentirse seguro, las ideas que ponen en duda sus creencias fundamentales pueden ser amenazantes. Para quien necesita sentirse especial o correcto, aceptar que se ha equivocado puede ser doloroso. En esos casos, la mente tiende a rechazar la información que contradice esa necesidad, incluso aunque sea razonable o verdadera.</text:p>
      <text:p text:style-name="Text_20_body">Por eso, nuestras necesidades pueden actuar como filtros que distorsionan la percepción: no vemos la realidad tal cual es, sino adaptada a lo que podemos soportar o a lo que necesitamos creer. A veces, incluso, estos filtros nos impiden reconocer nuestros propios errores o limitaciones, no por malicia, sino por protección.</text:p>
      <text:p text:style-name="Text_20_body">Esto no significa que sea imposible pensar con claridad, pero sí implica que la claridad requiere de un esfuerzo activo por ver más allá de uno mismo. Requiere preguntarse: ¿lo que pienso es realmente cierto, o solo me resulta conveniente? ¿Estoy buscando la verdad, o solo buscando sentirme mejor?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9T18:14:03.712000000</meta:creation-date>
    <dc:date>2025-05-29T18:32:41.383000000</dc:date>
    <meta:editing-duration>PT8M27S</meta:editing-duration>
    <meta:editing-cycles>1</meta:editing-cycles>
    <meta:document-statistic meta:table-count="0" meta:image-count="0" meta:object-count="0" meta:page-count="1" meta:paragraph-count="6" meta:word-count="297" meta:character-count="1950" meta:non-whitespace-character-count="1659"/>
    <meta:generator>LibreOffice/7.3.5.2$Windows_X86_64 LibreOffice_project/184fe81b8c8c30d8b5082578aee2fed2ea847c01</meta:generator>
  </office:meta>
</office:document-meta>
</file>